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svg:stroke-color="#008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051cm" svg:stroke-color="#8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fo:min-height="0.604cm"/>
    </style:style>
    <style:style style:name="P1" style:family="paragraph">
      <style:paragraph-properties fo:text-align="center"/>
      <style:text-properties style:font-name="Droid Sans1" style:font-weight-asian="normal"/>
    </style:style>
    <style:style style:name="P2" style:family="paragraph">
      <style:text-properties style:font-name="Droid Sans1" fo:font-size="14pt" style:font-size-asian="14pt" style:font-weight-asian="normal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4.605cm" svg:height="1.016cm" svg:x="1.635cm" svg:y="7.453cm">
          <draw:glue-point draw:id="4" svg:x="-4.25cm" svg:y="-5.009cm"/>
          <draw:glue-point draw:id="5" svg:x="4.625cm" svg:y="-4.763cm"/>
          <draw:glue-point draw:id="6" svg:x="0.913cm" svg:y="-4.763cm"/>
          <draw:glue-point draw:id="7" svg:x="-0.738cm" svg:y="-4.763cm"/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4.605cm" svg:height="1.016cm" svg:x="1.635cm" svg:y="4.683cm">
          <draw:glue-point draw:id="4" svg:x="-4.375cm" svg:y="-5cm"/>
          <draw:glue-point draw:id="5" svg:x="0.25cm" svg:y="-5cm"/>
          <draw:glue-point draw:id="6" svg:x="4.375cm" svg:y="-5cm"/>
          <draw:glue-point draw:id="7" svg:x="-0.75cm" svg:y="-5.009cm"/>
          <draw:glue-point draw:id="8" svg:x="-0.375cm" svg:y="-5cm"/>
          <draw:glue-point draw:id="9" svg:x="4.625cm" svg:y="5cm"/>
          <draw:glue-point draw:id="10" svg:x="0.913cm" svg:y="5cm"/>
          <draw:glue-point draw:id="11" svg:x="2.478cm" svg:y="-5cm"/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413cm" svg:height="1.016cm" svg:x="4.429cm" svg:y="2.651cm">
          <draw:glue-point draw:id="4" svg:x="0.265cm" svg:y="1.25cm"/>
          <text:p text:style-name="P1">topic_a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413cm" svg:height="1.016cm" svg:x="11.414cm" svg:y="2.651cm">
          <text:p text:style-name="P1">topic_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.548cm" svg:y1="4.683cm" svg:x2="4.429cm" svg:y2="3.159cm" draw:start-shape="id1" draw:start-glue-point="4" draw:end-shape="id2" draw:end-glue-point="3" svg:d="m2548 4683v-1524h1881" svg:viewBox="0 0 1882 1525">
          <text:p/>
        </draw:connector>
        <draw:connector draw:style-name="gr4" draw:text-style-name="P1" draw:layer="layout" svg:x1="9.302cm" svg:y1="4.683cm" svg:x2="11.414cm" svg:y2="3.159cm" draw:start-shape="id1" draw:start-glue-point="5" draw:end-shape="id3" draw:end-glue-point="3" svg:d="m9302 4683v-1524h2112" svg:viewBox="0 0 2113 1525">
          <text:p/>
        </draw:connector>
        <draw:custom-shape draw:style-name="gr5" draw:text-style-name="P1" xml:id="id5" draw:id="id5" draw:layer="layout" svg:width="2.413cm" svg:height="1.016cm" svg:x="4.175cm" svg:y="6.207cm">
          <text:p text:style-name="P1">fix_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.73cm" svg:y1="7.453cm" svg:x2="4.175cm" svg:y2="6.715cm" draw:start-shape="id4" draw:start-glue-point="4" draw:end-shape="id5" svg:d="m2730 7453v-738h1445" svg:viewBox="0 0 1446 739">
          <text:p/>
        </draw:connector>
        <draw:connector draw:style-name="gr6" draw:text-style-name="P1" draw:layer="layout" svg:x1="13.827cm" svg:y1="3.159cm" svg:x2="15.326cm" svg:y2="4.683cm" draw:start-shape="id3" draw:start-glue-point="1" draw:end-shape="id1" draw:end-glue-point="6" svg:d="m13827 3159h1499v1524" svg:viewBox="0 0 1500 1525">
          <text:p/>
        </draw:connector>
        <draw:connector draw:style-name="gr6" draw:text-style-name="P1" draw:layer="layout" svg:x1="6.842cm" svg:y1="3.159cm" svg:x2="7.842cm" svg:y2="4.683cm" draw:start-shape="id2" draw:start-glue-point="1" draw:end-shape="id1" draw:end-glue-point="7" svg:d="m6842 3159h1000v1524" svg:viewBox="0 0 1001 1525">
          <text:p/>
        </draw:connector>
        <draw:connector draw:style-name="gr6" draw:text-style-name="P1" draw:layer="layout" svg:x1="15.691cm" svg:y1="5.699cm" svg:x2="15.691cm" svg:y2="7.478cm" draw:start-shape="id1" draw:start-glue-point="9" draw:end-shape="id4" draw:end-glue-point="5" svg:d="m15691 5699v1779" svg:viewBox="0 0 1 1780">
          <text:p/>
        </draw:connector>
        <draw:frame draw:style-name="gr7" draw:text-style-name="P2" draw:layer="layout" svg:width="4.558cm" svg:height="1.411cm" svg:x="15.986cm" svg:y="5.862cm">
          <draw:text-box>
            <text:p text:style-name="P2"><text:span text:style-name="T1">Merge down</text:span></text:p>
            <text:p text:style-name="P2"><text:span text:style-name="T1">complete features</text:span></text:p>
          </draw:text-box>
        </draw:frame>
        <draw:connector draw:style-name="gr8" draw:text-style-name="P1" draw:layer="layout" svg:x1="10.27cm" svg:y1="7.478cm" svg:x2="10.27cm" svg:y2="5.699cm" draw:start-shape="id4" draw:start-glue-point="6" draw:end-shape="id1" draw:end-glue-point="10" svg:d="m10270 7478v-1779" svg:viewBox="0 0 1 1780">
          <text:p/>
        </draw:connector>
        <draw:frame draw:style-name="gr9" draw:text-style-name="P2" draw:layer="layout" svg:width="3.978cm" svg:height="0.854cm" svg:x="10.484cm" svg:y="6.334cm">
          <draw:text-box>
            <text:p text:style-name="P2"><text:span text:style-name="T1">Merge up fixes</text:span></text:p>
          </draw:text-box>
        </draw:frame>
        <draw:connector draw:style-name="gr8" draw:text-style-name="P1" draw:layer="layout" svg:x1="12.556cm" svg:y1="4.683cm" svg:x2="12.62cm" svg:y2="3.667cm" draw:start-shape="id1" draw:start-glue-point="11" draw:end-shape="id3" draw:end-glue-point="2" svg:d="m12556 4683v-508h64v-508" svg:viewBox="0 0 65 1017">
          <text:p/>
        </draw:connector>
        <draw:frame draw:style-name="gr7" draw:text-style-name="P2" draw:layer="layout" svg:width="4.558cm" svg:height="1.411cm" svg:x="15.859cm" svg:y="3.018cm">
          <draw:text-box>
            <text:p text:style-name="P2"><text:span text:style-name="T1">Merge down</text:span></text:p>
            <text:p text:style-name="P2"><text:span text:style-name="T1">complete features</text:span></text:p>
          </draw:text-box>
        </draw:frame>
        <draw:connector draw:style-name="gr4" draw:text-style-name="P1" draw:layer="layout" svg:x1="6.588cm" svg:y1="6.715cm" svg:x2="7.86cm" svg:y2="7.478cm" draw:start-shape="id5" draw:start-glue-point="1" draw:end-shape="id4" draw:end-glue-point="7" svg:d="m6588 6715h1272v763" svg:viewBox="0 0 1273 7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mon Cahenzli</meta:initial-creator>
    <meta:creation-date>2014-05-20T15:17:45.916322247</meta:creation-date>
    <dc:date>2014-05-20T16:50:26.596684255</dc:date>
    <dc:creator>Ramon Cahenzli</dc:creator>
    <meta:editing-duration>PT1H25M</meta:editing-duration>
    <meta:editing-cycles>10</meta:editing-cycles>
    <meta:generator>LibreOffice/4.1.6.2$Linux_X86_64 LibreOffice_project/410m0$Build-2</meta:generator>
    <meta:document-statistic meta:object-count="17"/>
  </office:meta>
</office:document-meta>
</file>